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sub>
        <mi>K</mi>
        <mi mathvariant="italic">zo</mi>
      </msub>
      <mo stretchy="false">=</mo>
      <mfrac>
        <mrow>
          <mo stretchy="false">∑</mo>
          <msub>
            <mi>O</mi>
            <mi mathvariant="italic">pr</mi>
          </msub>
        </mrow>
        <mrow>
          <mo stretchy="false">∑</mo>
          <mi>p</mi>
        </mrow>
      </mfrac>
    </mrow>
    <annotation encoding="StarMath 5.0">K_zo = { sum O_pr } over {sum p} 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6T19:24:19.068000000</meta:creation-date>
    <dc:date>2019-09-26T19:26:06.028000000</dc:date>
    <meta:editing-duration>PT1M46S</meta:editing-duration>
    <meta:editing-cycles>2</meta:editing-cycles>
    <meta:generator>LibreOffice/6.3.1.2$Windows_x86 LibreOffice_project/b79626edf0065ac373bd1df5c28bd630b4424273</meta:generator>
  </office:meta>
</office:document-meta>
</file>